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text-properties fo:country="BE" fo:language="fr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style:font-style-asian="normal" style:font-style-complex="normal" style:text-underline-style="none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2">Avis d'enquête publique</text:span></text:span></text:p>
      <text:p text:style-name="UrbanBody"><text:span text:style-name="T3"/></text:p>
      <text:p text:style-name="UrbanBody"/>
      <text:p text:style-name="P2"/>
      <text:p text:style-name="P2">Messieurs les Bourgmestre et Échevins,</text:p>
      <text:p text:style-name="P2"/>
      <text:p text:style-name="UrbanBody">Concerne :<text:span text:style-name="T5">Décret du 11 mars 1999 relatif au permis d’environnement.</text:span></text:p>
      <text:p text:style-name="P2"/>
      <text:p text:style-name="P2"><text:span text:style-name="T4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4">Exploitants : </text:span><text:text-input text:description="Demandeurs">self.getApplicantsSignaletic()</text:text-input></text:p>
      <text:p text:style-name="P2"><text:span text:style-name="T4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4">Exploitant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UrbanBody"/>
      <text:p text:style-name="P5">Restant à votre disposition, veuillez croire, Messieurs les Bourgmestre et Echevins, en l’assurance de mes sentiments les meilleurs.</text:p>
      <text:p text:style-name="UrbanBody"/>
      <text:p text:style-name="UrbanBody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text-properties fo:country="BE" fo:language="fr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style:font-style-asian="normal" style:font-style-complex="normal" style:text-underline-style="none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2">Avis d'enquête publique</text:span></text:span></text:p>
      <text:p text:style-name="UrbanBody"><text:span text:style-name="T3"/></text:p>
      <text:p text:style-name="UrbanBody"/>
      <text:p text:style-name="P2"/>
      <text:p text:style-name="P2">Messieurs les Bourgmestre et Échevins,</text:p>
      <text:p text:style-name="P2"/>
      <text:p text:style-name="UrbanBody">Concerne :<text:span text:style-name="T5">Décret du 11 mars 1999 relatif au permis d’environnement.</text:span></text:p>
      <text:p text:style-name="P2"/>
      <text:p text:style-name="P2"><text:span text:style-name="T4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4">Exploitants : </text:span><text:text-input text:description="Demandeurs">self.getApplicantsSignaletic()</text:text-input></text:p>
      <text:p text:style-name="P2"><text:span text:style-name="T4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4">Exploitant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UrbanBody"/>
      <text:p text:style-name="P5">Restant à votre disposition, veuillez croire, Messieurs les Bourgmestre et Echevins, en l’assurance de mes sentiments les meilleurs.</text:p>
      <text:p text:style-name="UrbanBody"/>
      <text:p text:style-name="UrbanBody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text-properties fo:country="BE" fo:language="fr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style:font-style-asian="normal" style:font-style-complex="normal" style:text-underline-style="none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2">Avis d'enquête publique</text:span></text:span></text:p>
      <text:p text:style-name="UrbanBody"><text:span text:style-name="T3"/></text:p>
      <text:p text:style-name="UrbanBody"/>
      <text:p text:style-name="P2"/>
      <text:p text:style-name="P2">Messieurs les Bourgmestre et Échevins,</text:p>
      <text:p text:style-name="P2"/>
      <text:p text:style-name="UrbanBody">Concerne :<text:span text:style-name="T5">Décret du 11 mars 1999 relatif au permis d’environnement.</text:span></text:p>
      <text:p text:style-name="P2"/>
      <text:p text:style-name="P2"><text:span text:style-name="T4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4">Exploitants : </text:span><text:text-input text:description="Demandeurs">self.getApplicantsSignaletic()</text:text-input></text:p>
      <text:p text:style-name="P2"><text:span text:style-name="T4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4">Exploitant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UrbanBody"/>
      <text:p text:style-name="P5">Restant à votre disposition, veuillez croire, Messieurs les Bourgmestre et Echevins, en l’assurance de mes sentiments les meilleurs.</text:p>
      <text:p text:style-name="UrbanBody"/>
      <text:p text:style-name="UrbanBody"/>
      <text:p text:style-name="P3">Le Chef de Bureau- Eco-Conseiller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weight="normal" style:font-weight-asian="normal" style:font-weight-complex="normal"/>
    </style:style>
    <style:style style:family="paragraph" style:name="P3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family="paragraph" style:name="P4" style:parent-style-name="UrbanBody">
      <style:text-properties fo:country="BE" fo:font-size="12pt" fo:language="fr" style:font-name="Times New Roman" style:font-size-asian="12pt" style:font-size-complex="12pt"/>
    </style:style>
    <style:style style:family="paragraph" style:name="P5" style:parent-style-name="UrbanBody">
      <style:text-properties fo:country="BE" fo:language="fr"/>
    </style:style>
    <style:style style:family="paragraph" style:name="P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style:font-style-asian="normal" style:font-style-complex="normal" style:text-underline-style="none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BE" fo:language="fr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23cm" svg:width="7.13cm" svg:x="-0.011cm" svg:y="-0.011cm" text:anchor-type="paragraph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256cm" svg:width="8.511cm" svg:x="7.796cm" svg:y="0.051cm" text:anchor-type="paragraph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2">Avis d'enquête publique</text:span></text:span></text:p>
      <text:p text:style-name="UrbanBody"><text:span text:style-name="T3"/></text:p>
      <text:p text:style-name="UrbanBody"/>
      <text:p text:style-name="P2"/>
      <text:p text:style-name="P2">Messieurs les Bourgmestre et Échevins,</text:p>
      <text:p text:style-name="P2"/>
      <text:p text:style-name="UrbanBody">Concerne :<text:span text:style-name="T5">Décret du 11 mars 1999 relatif au permis d’environnement.</text:span></text:p>
      <text:p text:style-name="P2"/>
      <text:p text:style-name="P2"><text:span text:style-name="T4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4">Exploitants : </text:span><text:text-input text:description="Demandeurs">self.getApplicantsSignaletic()</text:text-input></text:p>
      <text:p text:style-name="P2"><text:span text:style-name="T4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4">Exploitant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UrbanBody"/>
      <text:p text:style-name="P5">Restant à votre disposition, veuillez croire, Messieurs les Bourgmestre et Echevins, en l’assurance de mes sentiments les meilleurs.</text:p>
      <text:p text:style-name="UrbanBody"/>
      <text:p text:style-name="UrbanBody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44.779425195</dc:date>
    <meta:editing-duration>PT7H54M27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24" meta:character-count="927" meta:non-whitespace-character-count="828"/>
  </office:meta>
</office:document-meta>
</file>